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 fo:font-style="normal" fo:font-weight="normal"/>
    </style:style>
    <style:style style:name="P2" style:family="paragraph" style:parent-style-name="Preformatted_20_Text">
      <style:paragraph-properties fo:orphans="2" fo:widows="2"/>
    </style:style>
    <style:style style:name="P3" style:family="paragraph" style:parent-style-name="Preformatted_20_Text">
      <style:paragraph-properties fo:margin-top="0in" fo:margin-bottom="0.1965in" style:contextual-spacing="false" fo:orphans="2" fo:widows="2"/>
      <style:text-properties fo:font-variant="normal" fo:text-transform="none" fo:color="#000000" loext:opacity="100%" fo:letter-spacing="normal" fo:font-style="normal" fo:font-weight="normal"/>
    </style:style>
    <style:style style:name="P4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5" style:family="paragraph" style:parent-style-name="Preformatted_20_Text">
      <style:text-properties officeooo:rsid="0021d940" officeooo:paragraph-rsid="0021d940"/>
    </style:style>
    <style:style style:name="P6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 fo:font-style="normal" fo:font-weight="normal"/>
    </style:style>
    <style:style style:name="P7" style:family="paragraph" style:parent-style-name="Preformatted_20_Text">
      <style:text-properties fo:font-variant="normal" fo:text-transform="none" fo:color="#000000" loext:opacity="100%" fo:letter-spacing="normal" fo:font-style="normal" fo:font-weight="normal" officeooo:rsid="0021d940" officeooo:paragraph-rsid="0021d940"/>
    </style:style>
    <style:style style:name="P8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/>
    </style:style>
    <style:style style:name="P9" style:family="paragraph" style:parent-style-name="Preformatted_20_Text">
      <style:paragraph-properties fo:orphans="2" fo:widows="2"/>
    </style:style>
    <style:style style:name="P10" style:family="paragraph" style:parent-style-name="Preformatted_20_Text">
      <style:paragraph-properties fo:margin-top="0in" fo:margin-bottom="0.1965in" style:contextual-spacing="false" fo:orphans="2" fo:widows="2"/>
      <style:text-properties fo:font-variant="normal" fo:text-transform="none" fo:color="#000000" loext:opacity="100%" fo:letter-spacing="normal" fo:font-style="normal" fo:font-weight="normal"/>
    </style:style>
    <style:style style:name="T1" style:family="text">
      <style:text-properties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#!/bin/bash</text:p>
      <text:p text:style-name="P2"/>
      <text:p text:style-name="P1">mkdir ~/research 2&gt;/dev/null</text:p>
      <text:p text:style-name="P2"/>
      <text:p text:style-name="P1">echo "A Quick System Audit Script" &gt;~/research/sys_info.txt</text:p>
      <text:p text:style-name="P1">date &gt;&gt;~/research/sys_info.txt</text:p>
      <text:p text:style-name="P1">echo "" &gt;&gt;~/research/sys_info.txt</text:p>
      <text:p text:style-name="P1">echo "Machine Type Info:" &gt;&gt;~/research/sys_info.txt</text:p>
      <text:p text:style-name="P1">echo $MACHTYPE &gt;&gt;~/research/sys_info.txt</text:p>
      <text:p text:style-name="P1">echo -e "Uname info: $(uname -a) \n" &gt;&gt;~/research/sys_info.txt</text:p>
      <text:p text:style-name="P1">echo -e "IP Info: $(ip addr | grep inet | tail -2 | head -1) \n" &gt;&gt;~/research/sys_info.txt</text:p>
      <text:p text:style-name="P1">echo -e "Hostname: $(hostname -s) \n" &gt;&gt;~/research/sys_info.txt</text:p>
      <text:p text:style-name="P1">echo "DNS Servers: " &gt;&gt;~/research/sys_info.txt</text:p>
      <text:p text:style-name="P1">cat /etc/resolv.conf &gt;&gt;~/research/sys_info.txt</text:p>
      <text:p text:style-name="P1">echo -e "\nMemory Info:" &gt;&gt;~/research/sys_info.txt</text:p>
      <text:p text:style-name="P1">free &gt;&gt;~/research/sys_info.txt</text:p>
      <text:p text:style-name="P1">echo -e "\nCPU Info:" &gt;&gt;~/research/sys_info.txt</text:p>
      <text:p text:style-name="P1">lscpu | grep CPU &gt;&gt;~/research/sys_info.txt</text:p>
      <text:p text:style-name="P1">echo -e "\nDisk Usage:" &gt;&gt;~/research/sys_info.txt</text:p>
      <text:p text:style-name="P1">df -H | head -2 &gt;&gt;~/research/sys_info.txt</text:p>
      <text:p text:style-name="P1">echo -e "\nWho is logged in: \n $(who -a) \n" &gt;&gt;~/research/sys_info.txt</text:p>
      <text:p text:style-name="P1">echo -e "\nExec Files:" &gt;&gt;~/research/sys_info.txt</text:p>
      <text:p text:style-name="P1">find /home -type f -perm 777 &gt;&gt;~/research/sys_info.txt</text:p>
      <text:p text:style-name="P1">echo -e "\nTop 10 Processes" &gt;&gt;~/research/sys_info.txt</text:p>
      <text:p text:style-name="P3">ps aux -m | awk {'print $1, $2, $3, $4, $11'} | head &gt;&gt;~/research/sys_info.txt</text:p>
      <text:p text:style-name="P5">#...Output of sys_info.txt:#</text:p>
      <text:p text:style-name="P5"/>
      <text:p text:style-name="P7">A Quick System Audit Script</text:p>
      <text:p text:style-name="P1">Mon Aug 17 10:46:07 EDT 2020</text:p>
      <text:p text:style-name="P2"/>
      <text:p text:style-name="P1">Machine Type Info:</text:p>
      <text:p text:style-name="P1">x86_64-pc-linux-gnu</text:p>
      <text:p text:style-name="P1">Uname info: Linux ubuntu-vm 4.15.0-70-generic #79-Ubuntu SMP Tue Nov 12 10:36:11</text:p>
      <text:p text:style-name="P8"><text:s/><text:span text:style-name="T1">UTC 2019 x86_64 x86_64 x86_64 GNU/Linux </text:span></text:p>
      <text:p text:style-name="P2"/>
      <text:p text:style-name="P1">IP Info: <text:s text:c="4"/>inet6 fe80::4fd8:a255:a4b4:8045/64 scope link noprefixroute </text:p>
      <text:p text:style-name="P2"/>
      <text:p text:style-name="P1">Hostname: ubuntu-vm </text:p>
      <text:p text:style-name="P2"/>
      <text:p text:style-name="P1">777 Files:</text:p>
      <text:p text:style-name="P1">/home/sysadmin/script.sh</text:p>
      <text:p text:style-name="P1">/home/sysadmin/research/myscript.sh</text:p>
      <text:p text:style-name="P1">/splunk/splunk.sh</text:p>
      <text:p text:style-name="P1">/splunk/logs/Week-1-Day-3-Logs/statsreport.csv</text:p>
      <text:p text:style-name="P2"/>
      <text:p text:style-name="P1">Top 10 Processes</text:p>
      <text:p text:style-name="P1">USER PID %CPU %MEM COMMAND</text:p>
      <text:p text:style-name="P1">root 1 0.0 0.2 /sbin/init</text:p>
      <text:p text:style-name="P1">root - 0.0 - -</text:p>
      <text:p text:style-name="P1">root 2 0.0 0.0 [kthreadd]</text:p>
      <text:p text:style-name="P1">root - 0.0 - -</text:p>
      <text:p text:style-name="P1">root 4 0.0 0.0 [kworker/0:0H]</text:p>
      <text:p text:style-name="P1">root - 0.0 - -</text:p>
      <text:p text:style-name="P1">root 5 0.0 0.0 [kworker/u4:0]</text:p>
      <text:p text:style-name="P1">root - 0.0 - -</text:p>
      <text:p text:style-name="P1">root 6 0.0 0.0 [mm_percpu_wq]</text:p>
      <text:p text:style-name="P3">```</text:p>
      <text:p text:style-name="Text_20_body"><text:soft-page-break/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3T17:33:20.030000000</meta:creation-date>
    <dc:date>2021-06-23T17:50:58.289000000</dc:date>
    <meta:editing-duration>PT2M33S</meta:editing-duration>
    <meta:editing-cycles>2</meta:editing-cycles>
    <meta:generator>LibreOffice/7.1.3.2$Windows_X86_64 LibreOffice_project/47f78053abe362b9384784d31a6e56f8511eb1c1</meta:generator>
    <meta:document-statistic meta:table-count="0" meta:image-count="0" meta:object-count="0" meta:page-count="2" meta:paragraph-count="50" meta:word-count="239" meta:character-count="1829" meta:non-whitespace-character-count="1630"/>
  </office:meta>
</office:document-meta>
</file>